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Peso</text:p>
          </table:table-cell>
          <table:table-cell office:value-type="string">
            <text:p>Frecuencia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ooc:=([.A2]-[.$A$17])^2" office:value-type="float" office:value="173.624544444444">
            <text:p>173,6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table:formula="oooc:=([.A3]-[.$A$17])^2" office:value-type="float" office:value="103.564544444444">
            <text:p>103,5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formula="oooc:=([.A4]-[.$A$17])^2" office:value-type="float" office:value="66.8578777777777">
            <text:p>66,8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table:formula="oooc:=([.A5]-[.$A$17])^2" office:value-type="float" office:value="38.1512111111111">
            <text:p>38,1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table:formula="oooc:=([.A6]-[.$A$17])^2" office:value-type="float" office:value="26.7978777777777">
            <text:p>26,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table:formula="oooc:=([.A7]-[.$A$17])^2" office:value-type="float" office:value="10.0912111111111">
            <text:p>10,0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table:formula="oooc:=([.A8]-[.$A$17])^2" office:value-type="float" office:value="1.38454444444443">
            <text:p>1,3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formula="oooc:=([.A9]-[.$A$17])^2" office:value-type="float" office:value="3.32454444444446">
            <text:p>3,3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table:formula="oooc:=([.A10]-[.$A$17])^2" office:value-type="float" office:value="14.6178777777778">
            <text:p>14,6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table:formula="oooc:=([.A11]-[.$A$17])^2" office:value-type="float" office:value="33.9112111111112">
            <text:p>33,9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formula="oooc:=([.A12]-[.$A$17])^2" office:value-type="float" office:value="46.5578777777778">
            <text:p>46,5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table:formula="oooc:=([.A13]-[.$A$17])^2" office:value-type="float" office:value="96.4978777777779">
            <text:p>96,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table:formula="oooc:=([.A14]-[.$A$17])^2" office:value-type="float" office:value="250.377877777778">
            <text:p>250,3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1" office:value-type="float" office:value="4">
            <text:p>4</text:p>
          </table:table-cell>
          <table:table-cell table:formula="oooc:=([.A15]-[.$A$17])^2" office:value-type="float" office:value="283.024544444445">
            <text:p>283,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ooc:=SUMPRODUCT([.A2:.A15];[.B2:.B15])/SUM([.B2:.B15])" office:value-type="float" office:value="73.1766666666667">
            <text:p>73,18</text:p>
          </table:table-cell>
          <table:table-cell table:number-columns-repeated="2"/>
        </table:table-row>
        <table:table-row table:style-name="ro1">
          <table:table-cell table:formula="oooc:=SUMPRODUCT([.B2:.B15];[.C2:.C15])/(SUM([.B2:.B15])-1)" office:value-type="float" office:value="37.4101560758082">
            <text:p>37,41</text:p>
          </table:table-cell>
          <table:table-cell table:number-columns-repeated="2"/>
        </table:table-row>
        <table:table-row table:style-name="ro1">
          <table:table-cell table:formula="oooc:=SQRT([.A18])" office:value-type="float" office:value="6.11638423219211">
            <text:p>6,12</text:p>
          </table:table-cell>
          <table:table-cell/>
          <table:table-cell table:style-name="ce2"/>
        </table:table-row>
        <table:table-row table:style-name="ro1">
          <table:table-cell table:formula="oooc:=SUM([.B2:.B15])" office:value-type="float" office:value="300">
            <text:p>3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ooc:=SUM([.B3:.B13])" office:value-type="float" office:value="283">
            <text:p>28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/12/2007</text:date>, <text:time>01:37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2-03T01:05:10</meta:creation-date>
    <dc:creator>José Luis</dc:creator>
    <dc:date>2007-12-03T01:37:14</dc:date>
    <dc:language>es-ES</dc:language>
    <meta:editing-cycles>4</meta:editing-cycles>
    <meta:editing-duration>PT32M3S</meta:editing-duration>
    <meta:user-defined meta:name="Info 1"/>
    <meta:user-defined meta:name="Info 2"/>
    <meta:user-defined meta:name="Info 3"/>
    <meta:user-defined meta:name="Info 4"/>
    <meta:document-statistic meta:table-count="1" meta:cell-count="49"/>
  </office:meta>
</office:document-meta>
</file>